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b54ce" officeooo:paragraph-rsid="000b54c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ONFISK!!!!</text:p>
      <text:p text:style-name="Standard"/>
      <text:p text:style-name="Standard"/>
      <text:p text:style-name="Standard">FeS!K!!</text:p>
      <text:p text:style-name="Standard"/>
      <text:p text:style-name="P1">Fiskbullar 18 apri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sak Glans</meta:initial-creator>
    <meta:creation-date>2014-08-28T14:28:48.14</meta:creation-date>
    <meta:generator>LibreOffice/4.4.6.3$Windows_x86 LibreOffice_project/e8938fd3328e95dcf59dd64e7facd2c7d67c704d</meta:generator>
    <dc:date>2016-04-18T09:51:07.270000000</dc:date>
    <meta:editing-duration>PT4M2S</meta:editing-duration>
    <meta:editing-cycles>3</meta:editing-cycles>
    <meta:document-statistic meta:table-count="0" meta:image-count="0" meta:object-count="0" meta:page-count="1" meta:paragraph-count="3" meta:word-count="5" meta:character-count="38" meta:non-whitespace-character-count="36"/>
  </office:meta>
</office:document-meta>
</file>